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Probe 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formula="of:=1.5419" office:value-type="float" office:value="1.5419" calcext:value-type="float">
            <text:p>1,5419</text:p>
          </table:table-cell>
          <table:table-cell/>
          <table:table-cell table:style-name="ce1" office:value-type="float" office:value="11.92" calcext:value-type="float">
            <text:p>11,9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float" office:value="18.64" calcext:value-type="float">
            <text:p>18,6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4.45" calcext:value-type="float">
            <text:p>64,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7"/>
          <table:table-cell table:style-name="ce1"/>
          <table:table-cell/>
          <table:table-cell table:formula="of:=SQRT([.F6])/(2*[.$F$2]*SIN([.H6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]^2+[.C7]^2+[.D7]^2" office:value-type="float" office:value="1" calcext:value-type="float">
            <text:p>1</text:p>
          </table:table-cell>
          <table:table-cell table:number-columns-repeated="3"/>
          <table:table-cell table:formula="of:=SQRT([.F7])/(2*[.$F$2]*SIN([.H7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^2+[.C8]^2+[.D8]^2" office:value-type="float" office:value="2" calcext:value-type="float">
            <text:p>2</text:p>
          </table:table-cell>
          <table:table-cell table:number-columns-repeated="3"/>
          <table:table-cell table:formula="of:=SQRT([.F8])/(2*[.$F$2]*SIN([.H8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B9]^2+[.C9]^2+[.D9]^2" office:value-type="float" office:value="3" calcext:value-type="float">
            <text:p>3</text:p>
          </table:table-cell>
          <table:table-cell/>
          <table:table-cell office:value-type="float" office:value="38.04" calcext:value-type="float">
            <text:p>38,04</text:p>
          </table:table-cell>
          <table:table-cell/>
          <table:table-cell table:formula="of:=SQRT([.F9])/(2*[.$F$2]*SIN([.H9]/2*PI()/180))" office:value-type="float" office:value="1.72342538012102" calcext:value-type="float">
            <text:p>1,72342538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^2+[.C10]^2+[.D10]^2" office:value-type="float" office:value="4" calcext:value-type="float">
            <text:p>4</text:p>
          </table:table-cell>
          <table:table-cell/>
          <table:table-cell office:value-type="float" office:value="41.82" calcext:value-type="float">
            <text:p>41,82</text:p>
          </table:table-cell>
          <table:table-cell/>
          <table:table-cell table:formula="of:=SQRT([.F10])/(2*[.$F$2]*SIN([.H10]/2*PI()/180))" office:value-type="float" office:value="1.81717173929646" calcext:value-type="float">
            <text:p>1,8171717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^2+[.C11]^2+[.D11]^2" office:value-type="float" office:value="5" calcext:value-type="float">
            <text:p>5</text:p>
          </table:table-cell>
          <table:table-cell table:number-columns-repeated="3"/>
          <table:table-cell table:formula="of:=SQRT([.F11])/(2*[.$F$2]*SIN([.H11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2]^2+[.C12]^2+[.D12]^2" office:value-type="float" office:value="6" calcext:value-type="float">
            <text:p>6</text:p>
          </table:table-cell>
          <table:table-cell table:number-columns-repeated="3"/>
          <table:table-cell table:formula="of:=SQRT([.F12])/(2*[.$F$2]*SIN([.H12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13]^2+[.C13]^2+[.D13]^2" office:value-type="float" office:value="0" calcext:value-type="float">
            <text:p>0</text:p>
          </table:table-cell>
          <table:table-cell table:number-columns-repeated="3"/>
          <table:table-cell table:formula="of:=SQRT([.F13])/(2*[.$F$2]*SIN([.H13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4]^2+[.C14]^2+[.D14]^2" office:value-type="float" office:value="8" calcext:value-type="float">
            <text:p>8</text:p>
          </table:table-cell>
          <table:table-cell/>
          <table:table-cell table:style-name="ce1" office:value-type="float" office:value="71.19" calcext:value-type="float">
            <text:p>71,19</text:p>
          </table:table-cell>
          <table:table-cell/>
          <table:table-cell table:formula="of:=SQRT([.F14])/(2*[.$F$2]*SIN([.H14]/2*PI()/180))" office:value-type="float" office:value="1.57578511921895" calcext:value-type="float">
            <text:p>1,575785119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]^2+[.C15]^2+[.D15]^2" office:value-type="float" office:value="9" calcext:value-type="float">
            <text:p>9</text:p>
          </table:table-cell>
          <table:table-cell table:number-columns-repeated="3"/>
          <table:table-cell table:formula="of:=SQRT([.F15])/(2*[.$F$2]*SIN([.H15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formula="of:=[.B16]^2+[.C16]^2+[.D16]^2" office:value-type="float" office:value="12" calcext:value-type="float">
            <text:p>12</text:p>
          </table:table-cell>
          <table:table-cell/>
          <table:table-cell table:style-name="ce1" office:value-type="float" office:value="91.08" calcext:value-type="float">
            <text:p>91,08</text:p>
          </table:table-cell>
          <table:table-cell/>
          <table:table-cell table:formula="of:=SQRT([.F16])/(2*[.$F$2]*SIN([.H16]/2*PI()/180))" office:value-type="float" office:value="1.57385466040339" calcext:value-type="float">
            <text:p>1,5738546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7]^2+[.C17]^2+[.D17]^2" office:value-type="float" office:value="9" calcext:value-type="float">
            <text:p>9</text:p>
          </table:table-cell>
          <table:table-cell table:number-columns-repeated="3"/>
          <table:table-cell table:formula="of:=SQRT([.F17])/(2*[.$F$2]*SIN([.H17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^2+[.C18]^2+[.D18]^2" office:value-type="float" office:value="10" calcext:value-type="float">
            <text:p>10</text:p>
          </table:table-cell>
          <table:table-cell table:number-columns-repeated="3"/>
          <table:table-cell table:formula="of:=SQRT([.F18])/(2*[.$F$2]*SIN([.H18]/2*PI()/180))" office:value-type="string" office:string-value="" calcext:value-type="error">
            <text:p>#DIV/0!</text:p>
          </table:table-cell>
          <table:table-cell/>
          <table:table-cell table:formula="of:=[.J18]/SQRT([.F1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9]^2+[.C19]^2+[.D19]^2" office:value-type="float" office:value="11" calcext:value-type="float">
            <text:p>11</text:p>
          </table:table-cell>
          <table:table-cell/>
          <table:table-cell table:style-name="ce1" office:value-type="float" office:value="86.04" calcext:value-type="float">
            <text:p>86,04</text:p>
          </table:table-cell>
          <table:table-cell/>
          <table:table-cell table:formula="of:=SQRT([.F19])/(2*[.$F$2]*SIN([.H19]/2*PI()/180))" office:value-type="float" office:value="1.57639227046145" calcext:value-type="float">
            <text:p>1,57639227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^2+[.C20]^2+[.D20]^2" office:value-type="float" office:value="13" calcext:value-type="float">
            <text:p>13</text:p>
          </table:table-cell>
          <table:table-cell/>
          <table:table-cell table:style-name="ce1"/>
          <table:table-cell/>
          <table:table-cell table:formula="of:=SQRT([.F20])/(2*[.$F$2]*SIN([.H20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^2+[.C21]^2+[.D21]^2" office:value-type="float" office:value="14" calcext:value-type="float">
            <text:p>14</text:p>
          </table:table-cell>
          <table:table-cell/>
          <table:table-cell table:style-name="ce1"/>
          <table:table-cell/>
          <table:table-cell table:formula="of:=SQRT([.F21])/(2*[.$F$2]*SIN([.H21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22]^2+[.C22]^2+[.D22]^2"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formula="of:=SQRT([.F22])/(2*[.$F$2]*SIN([.H22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B23]^2+[.C23]^2+[.D23]^2" office:value-type="float" office:value="0" calcext:value-type="float">
            <text:p>0</text:p>
          </table:table-cell>
          <table:table-cell table:number-columns-repeated="3"/>
          <table:table-cell table:formula="of:=SQRT([.F23])/(2*[.$F$2]*SIN([.H23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B24]^2+[.C24]^2+[.D24]^2" office:value-type="float" office:value="17" calcext:value-type="float">
            <text:p>17</text:p>
          </table:table-cell>
          <table:table-cell table:number-columns-repeated="3"/>
          <table:table-cell table:formula="of:=SQRT([.F24])/(2*[.$F$2]*SIN([.H24]/2*PI()/180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SQRT([.F25])/(2*[.$F$2]*SIN([.H25]/2*PI()/180))" office:value-type="string" office:string-value="" calcext:value-type="error">
            <text:p>#DIV/0!</text:p>
          </table:table-cell>
          <table:table-cell table:number-columns-repeated="2"/>
        </table:table-row>
      </table:table>
      <table:table table:name="Probe 2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formula="of:=1.5419" office:value-type="float" office:value="1.5419" calcext:value-type="float">
            <text:p>1,5419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/>
          <table:table-cell table:style-name="Default" office:value-type="string" calcext:value-type="string">
            <text:p>Phi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]^2+[.C7]^2+[.D7]^2" office:value-type="float" office:value="1" calcext:value-type="float">
            <text:p>1</text:p>
          </table:table-cell>
          <table:table-cell/>
          <table:table-cell office:value-type="float" office:value="23.52" calcext:value-type="float">
            <text:p>23,52</text:p>
          </table:table-cell>
          <table:table-cell/>
          <table:table-cell table:formula="of:=2*SQRT([.F7])/(2*[.$F$2]*SIN([.H7]/2*PI()/180))" office:value-type="float" office:value="3.1820918540608" calcext:value-type="float">
            <text:p>3,182091854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^2+[.C8]^2+[.D8]^2" office:value-type="float" office:value="2" calcext:value-type="float">
            <text:p>2</text:p>
          </table:table-cell>
          <table:table-cell/>
          <table:table-cell office:value-type="float" office:value="33.87" calcext:value-type="float">
            <text:p>33,87</text:p>
          </table:table-cell>
          <table:table-cell/>
          <table:table-cell table:formula="of:=2*SQRT([.F8])/(2*[.$F$2]*SIN([.H8]/2*PI()/180))" office:value-type="float" office:value="3.14875048978698" calcext:value-type="float">
            <text:p>3,1487504898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B9]^2+[.C9]^2+[.D9]^2" office:value-type="float" office:value="3" calcext:value-type="float">
            <text:p>3</text:p>
          </table:table-cell>
          <table:table-cell/>
          <table:table-cell office:value-type="float" office:value="37.94" calcext:value-type="float">
            <text:p>37,94</text:p>
          </table:table-cell>
          <table:table-cell/>
          <table:table-cell table:formula="of:=2*SQRT([.F9])/(2*[.$F$2]*SIN([.H9]/2*PI()/180))" office:value-type="float" office:value="3.45560003393259" calcext:value-type="float">
            <text:p>3,45560003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^2+[.C10]^2+[.D10]^2" office:value-type="float" office:value="4" calcext:value-type="float">
            <text:p>4</text:p>
          </table:table-cell>
          <table:table-cell/>
          <table:table-cell office:value-type="float" office:value="41.47" calcext:value-type="float">
            <text:p>41,47</text:p>
          </table:table-cell>
          <table:table-cell/>
          <table:table-cell table:formula="of:=2*SQRT([.F10])/(2*[.$F$2]*SIN([.H10]/2*PI()/180))" office:value-type="float" office:value="3.66364883983621" calcext:value-type="float">
            <text:p>3,66364883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^2+[.C11]^2+[.D11]^2" office:value-type="float" office:value="5" calcext:value-type="float">
            <text:p>5</text:p>
          </table:table-cell>
          <table:table-cell/>
          <table:table-cell office:value-type="float" office:value="48.37" calcext:value-type="float">
            <text:p>48,37</text:p>
          </table:table-cell>
          <table:table-cell/>
          <table:table-cell table:formula="of:=2*SQRT([.F11])/(2*[.$F$2]*SIN([.H11]/2*PI()/180))" office:value-type="float" office:value="3.53980672196809" calcext:value-type="float">
            <text:p>3,5398067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2]^2+[.C12]^2+[.D12]^2" office:value-type="float" office:value="6" calcext:value-type="float">
            <text:p>6</text:p>
          </table:table-cell>
          <table:table-cell/>
          <table:table-cell office:value-type="float" office:value="54.65" calcext:value-type="float">
            <text:p>54,65</text:p>
          </table:table-cell>
          <table:table-cell/>
          <table:table-cell table:formula="of:=2*SQRT([.F12])/(2*[.$F$2]*SIN([.H12]/2*PI()/180))" office:value-type="float" office:value="3.46076009199144" calcext:value-type="float">
            <text:p>3,460760092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^2+[.C13]^2+[.D13]^2" office:value-type="float" office:value="8" calcext:value-type="float">
            <text:p>8</text:p>
          </table:table-cell>
          <table:table-cell/>
          <table:table-cell office:value-type="float" office:value="60.49" calcext:value-type="float">
            <text:p>60,49</text:p>
          </table:table-cell>
          <table:table-cell/>
          <table:table-cell table:formula="of:=2*SQRT([.F13])/(2*[.$F$2]*SIN([.H13]/2*PI()/180))" office:value-type="float" office:value="3.64181641271984" calcext:value-type="float">
            <text:p>3,6418164127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^2+[.C14]^2+[.D14]^2" office:value-type="float" office:value="9" calcext:value-type="float">
            <text:p>9</text:p>
          </table:table-cell>
          <table:table-cell/>
          <table:table-cell office:value-type="float" office:value="71.03" calcext:value-type="float">
            <text:p>71,03</text:p>
          </table:table-cell>
          <table:table-cell/>
          <table:table-cell table:formula="of:=2*SQRT([.F14])/(2*[.$F$2]*SIN([.H14]/2*PI()/180))" office:value-type="float" office:value="3.34928153467463" calcext:value-type="float">
            <text:p>3,34928153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^2+[.C15]^2+[.D15]^2" office:value-type="float" office:value="9" calcext:value-type="float">
            <text:p>9</text:p>
          </table:table-cell>
          <table:table-cell/>
          <table:table-cell office:value-type="float" office:value="75.87" calcext:value-type="float">
            <text:p>75,87</text:p>
          </table:table-cell>
          <table:table-cell/>
          <table:table-cell table:formula="of:=2*SQRT([.F15])/(2*[.$F$2]*SIN([.H15]/2*PI()/180))" office:value-type="float" office:value="3.16485940597512" calcext:value-type="float">
            <text:p>3,16485940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^2+[.C16]^2+[.D16]^2" office:value-type="float" office:value="10" calcext:value-type="float">
            <text:p>10</text:p>
          </table:table-cell>
          <table:table-cell/>
          <table:table-cell office:value-type="float" office:value="75.87" calcext:value-type="float">
            <text:p>75,87</text:p>
          </table:table-cell>
          <table:table-cell/>
          <table:table-cell table:formula="of:=2*SQRT([.F16])/(2*[.$F$2]*SIN([.H16]/2*PI()/180))" office:value-type="float" office:value="3.33605473236296" calcext:value-type="float">
            <text:p>3,33605473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7]^2+[.C17]^2+[.D17]^2" office:value-type="float" office:value="11" calcext:value-type="float">
            <text:p>11</text:p>
          </table:table-cell>
          <table:table-cell/>
          <table:table-cell office:value-type="float" office:value="85.6" calcext:value-type="float">
            <text:p>85,60</text:p>
          </table:table-cell>
          <table:table-cell/>
          <table:table-cell table:formula="of:=2*SQRT([.F17])/(2*[.$F$2]*SIN([.H17]/2*PI()/180))" office:value-type="float" office:value="3.16583436758658" calcext:value-type="float">
            <text:p>3,16583436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]^2+[.C18]^2+[.D18]^2" office:value-type="float" office:value="13" calcext:value-type="float">
            <text:p>13</text:p>
          </table:table-cell>
          <table:table-cell/>
          <table:table-cell office:value-type="float" office:value="90.82" calcext:value-type="float">
            <text:p>90,82</text:p>
          </table:table-cell>
          <table:table-cell/>
          <table:table-cell table:formula="of:=2*SQRT([.F18])/(2*[.$F$2]*SIN([.H18]/2*PI()/180))" office:value-type="float" office:value="3.28355921476208" calcext:value-type="float">
            <text:p>3,28355921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^2+[.C19]^2+[.D19]^2" office:value-type="float" office:value="14" calcext:value-type="float">
            <text:p>14</text:p>
          </table:table-cell>
          <table:table-cell/>
          <table:table-cell office:value-type="float" office:value="95.86" calcext:value-type="float">
            <text:p>95,86</text:p>
          </table:table-cell>
          <table:table-cell/>
          <table:table-cell table:formula="of:=2*SQRT([.F19])/(2*[.$F$2]*SIN([.H19]/2*PI()/180))" office:value-type="float" office:value="3.26898317013097" calcext:value-type="float">
            <text:p>3,2689831701</text:p>
          </table:table-cell>
        </table:table-row>
        <table:table-row table:style-name="ro1" table:number-rows-repeated="4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table table:name="Probe 3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formula="of:=1.5419" office:value-type="float" office:value="1.5419" calcext:value-type="float">
            <text:p>1,54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hi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7]^2+[.C7]^2+[.D7]^2" office:value-type="float" office:value="1" calcext:value-type="float">
            <text:p>1</text:p>
          </table:table-cell>
          <table:table-cell table:number-columns-repeated="3"/>
          <table:table-cell table:formula="of:=2*SQRT([.F7])/(2*[.$F$2]*SIN([.H7]/2*PI()/180)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^2+[.C8]^2+[.D8]^2" office:value-type="float" office:value="2" calcext:value-type="float">
            <text:p>2</text:p>
          </table:table-cell>
          <table:table-cell/>
          <table:table-cell table:style-name="ce1" office:value-type="float" office:value="23.86" calcext:value-type="float">
            <text:p>23,86</text:p>
          </table:table-cell>
          <table:table-cell/>
          <table:table-cell table:formula="of:=2*SQRT([.F8])/(2*[.$F$2]*SIN([.H8]/2*PI()/180))" office:value-type="float" office:value="4.43694085424077" calcext:value-type="float">
            <text:p>4,4369408542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[.B9]^2+[.C9]^2+[.D9]^2" office:value-type="float" office:value="3" calcext:value-type="float">
            <text:p>3</text:p>
          </table:table-cell>
          <table:table-cell/>
          <table:table-cell table:style-name="ce1" office:value-type="float" office:value="34.02" calcext:value-type="float">
            <text:p>34,02</text:p>
          </table:table-cell>
          <table:table-cell/>
          <table:table-cell table:formula="of:=2*SQRT([.F9])/(2*[.$F$2]*SIN([.H9]/2*PI()/180))" office:value-type="float" office:value="3.83991163123924" calcext:value-type="float">
            <text:p>3,83991163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0]^2+[.C10]^2+[.D10]^2" office:value-type="float" office:value="4" calcext:value-type="float">
            <text:p>4</text:p>
          </table:table-cell>
          <table:table-cell/>
          <table:table-cell table:style-name="ce1" office:value-type="float" office:value="41.81" calcext:value-type="float">
            <text:p>41,81</text:p>
          </table:table-cell>
          <table:table-cell/>
          <table:table-cell table:formula="of:=2*SQRT([.F10])/(2*[.$F$2]*SIN([.H10]/2*PI()/180))" office:value-type="float" office:value="3.63517379756971" calcext:value-type="float">
            <text:p>3,63517379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^2+[.C11]^2+[.D11]^2" office:value-type="float" office:value="5" calcext:value-type="float">
            <text:p>5</text:p>
          </table:table-cell>
          <table:table-cell/>
          <table:table-cell table:style-name="ce1" office:value-type="float" office:value="48.51" calcext:value-type="float">
            <text:p>48,51</text:p>
          </table:table-cell>
          <table:table-cell/>
          <table:table-cell table:formula="of:=2*SQRT([.F11])/(2*[.$F$2]*SIN([.H11]/2*PI()/180))" office:value-type="float" office:value="3.53020586410784" calcext:value-type="float">
            <text:p>3,53020586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2]^2+[.C12]^2+[.D12]^2" office:value-type="float" office:value="6" calcext:value-type="float">
            <text:p>6</text:p>
          </table:table-cell>
          <table:table-cell/>
          <table:table-cell office:value-type="float" office:value="54.71" calcext:value-type="float">
            <text:p>54,71</text:p>
          </table:table-cell>
          <table:table-cell/>
          <table:table-cell table:formula="of:=2*SQRT([.F12])/(2*[.$F$2]*SIN([.H12]/2*PI()/180))" office:value-type="float" office:value="3.45725708925131" calcext:value-type="float">
            <text:p>3,457257089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3]^2+[.C13]^2+[.D13]^2" office:value-type="float" office:value="8" calcext:value-type="float">
            <text:p>8</text:p>
          </table:table-cell>
          <table:table-cell/>
          <table:table-cell office:value-type="float" office:value="60.7" calcext:value-type="float">
            <text:p>60,7</text:p>
          </table:table-cell>
          <table:table-cell/>
          <table:table-cell table:formula="of:=2*SQRT([.F13])/(2*[.$F$2]*SIN([.H13]/2*PI()/180))" office:value-type="float" office:value="3.63041200688735" calcext:value-type="float">
            <text:p>3,6304120069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^2+[.C14]^2+[.D14]^2" office:value-type="float" office:value="9" calcext:value-type="float">
            <text:p>9</text:p>
          </table:table-cell>
          <table:table-cell table:number-columns-repeated="3"/>
          <table:table-cell table:formula="of:=2*SQRT([.F14])/(2*[.$F$2]*SIN([.H15]/2*PI()/180))" office:value-type="float" office:value="3.33867595610576" calcext:value-type="float">
            <text:p>3,33867595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B15]^2+[.C15]^2+[.D15]^2" office:value-type="float" office:value="9" calcext:value-type="float">
            <text:p>9</text:p>
          </table:table-cell>
          <table:table-cell/>
          <table:table-cell table:style-name="ce1" office:value-type="float" office:value="71.29" calcext:value-type="float">
            <text:p>71,29</text:p>
          </table:table-cell>
          <table:table-cell/>
          <table:table-cell table:formula="of:=2*SQRT([.F15])/(2*[.$F$2]*SIN([.H15]/2*PI()/180))" office:value-type="float" office:value="3.33867595610576" calcext:value-type="float">
            <text:p>3,33867595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^2+[.C16]^2+[.D16]^2" office:value-type="float" office:value="10" calcext:value-type="float">
            <text:p>10</text:p>
          </table:table-cell>
          <table:table-cell/>
          <table:table-cell table:style-name="ce1" office:value-type="float" office:value="76.26" calcext:value-type="float">
            <text:p>76,26</text:p>
          </table:table-cell>
          <table:table-cell/>
          <table:table-cell table:formula="of:=2*SQRT([.F16])/(2*[.$F$2]*SIN([.H16]/2*PI()/180))" office:value-type="float" office:value="3.32157087517509" calcext:value-type="float">
            <text:p>3,321570875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17]^2+[.C17]^2+[.D17]^2" office:value-type="float" office:value="11" calcext:value-type="float">
            <text:p>11</text:p>
          </table:table-cell>
          <table:table-cell/>
          <table:table-cell table:style-name="ce1" office:value-type="float" office:value="85.84" calcext:value-type="float">
            <text:p>85,84</text:p>
          </table:table-cell>
          <table:table-cell/>
          <table:table-cell table:formula="of:=2*SQRT([.F17])/(2*[.$F$2]*SIN([.H17]/2*PI()/180))" office:value-type="float" office:value="3.15869714585783" calcext:value-type="float">
            <text:p>3,1586971459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table:formula="of:=2*SQRT([.F18])/(2*[.$F$2]*SIN([.H18]/2*PI()/180)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9]^2+[.C19]^2+[.D19]^2" office:value-type="float" office:value="13" calcext:value-type="float">
            <text:p>13</text:p>
          </table:table-cell>
          <table:table-cell/>
          <table:table-cell table:style-name="ce1" office:value-type="float" office:value="90.85" calcext:value-type="float">
            <text:p>90,85</text:p>
          </table:table-cell>
          <table:table-cell/>
          <table:table-cell table:formula="of:=2*SQRT([.F19])/(2*[.$F$2]*SIN([.H19]/2*PI()/180))" office:value-type="float" office:value="3.28271212770803" calcext:value-type="float">
            <text:p>3,282712127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^2+[.C20]^2+[.D20]^2" office:value-type="float" office:value="14" calcext:value-type="float">
            <text:p>14</text:p>
          </table:table-cell>
          <table:table-cell/>
          <table:table-cell table:style-name="ce1" office:value-type="float" office:value="96.08" calcext:value-type="float">
            <text:p>96,08</text:p>
          </table:table-cell>
          <table:table-cell/>
          <table:table-cell table:formula="of:=2*SQRT([.F20])/(2*[.$F$2]*SIN([.H20]/2*PI()/180))" office:value-type="float" office:value="3.26333414453208" calcext:value-type="float">
            <text:p>3,263334144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.00.0000</text:date>, <text:time style:data-style-name="N2" text:time-value="09:58:09.4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shi Nishida</meta:initial-creator>
    <meta:creation-date>2016-04-15T11:48:42.272060950</meta:creation-date>
    <meta:generator>LibreOffice/5.0.4.2$Windows_x86 LibreOffice_project/2b9802c1994aa0b7dc6079e128979269cf95bc78</meta:generator>
    <dc:date>2016-04-18T14:03:28.203000000</dc:date>
    <meta:editing-duration>PT2H52M10S</meta:editing-duration>
    <meta:editing-cycles>62</meta:editing-cycles>
    <meta:document-statistic meta:table-count="3" meta:cell-count="276" meta:object-count="0"/>
  </office:meta>
</office:document-meta>
</file>